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7edd" officeooo:paragraph-rsid="00187edd"/>
    </style:style>
    <style:style style:name="P2" style:family="paragraph" style:parent-style-name="Standard">
      <style:paragraph-properties fo:text-align="start" style:justify-single-word="false"/>
      <style:text-properties officeooo:rsid="00187edd" officeooo:paragraph-rsid="00187edd"/>
    </style:style>
    <style:style style:name="P3" style:family="paragraph" style:parent-style-name="Standard">
      <style:paragraph-properties fo:text-align="center" style:justify-single-word="false"/>
      <style:text-properties fo:font-size="18pt" officeooo:rsid="00187edd" officeooo:paragraph-rsid="00187ed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officeooo:rsid="0018fd41" officeooo:paragraph-rsid="0018fd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TP3 - ACD1 - 05/03/2019</text:p>
      <text:p text:style-name="P1">BOYE Julien</text:p>
      <text:p text:style-name="P1">LORENZELLI Antony</text:p>
      <text:p text:style-name="P1"/>
      <text:p text:style-name="P1"/>
      <text:p text:style-name="P1"/>
      <text:p text:style-name="P2"/>
      <text:p text:style-name="P2"/>
      <text:p text:style-name="P4">Un segment contient 2 point, un triangle en contient 3 et un polygone en contient 3 ou +.</text:p>
      <text:p text:style-name="P4">Segment et point sont reliés par une composition.</text:p>
      <text:p text:style-name="P4">Polygone et point et Triangle et point sont reliés par une agrég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8:41:36.083049348</meta:creation-date>
    <dc:date>2019-03-05T08:52:47.322680560</dc:date>
    <meta:editing-duration>PT11M14S</meta:editing-duration>
    <meta:editing-cycles>2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6" meta:word-count="47" meta:character-count="259" meta:non-whitespace-character-count="218"/>
  </office:meta>
</office:document-meta>
</file>